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Times" svg:font-family="Times"/>
    <style:font-face style:name="F" svg:font-family="" style:font-family-generic="roman"/>
    <style:font-face style:name="Lucida Grande" svg:font-family="'Lucida Grande'" style:font-family-generic="swiss"/>
    <style:font-face style:name="Ubuntu" svg:font-family="Ubuntu"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érequis_20_et_20_objectifs">
      <style:paragraph-properties fo:margin-left="0.499cm" fo:margin-right="0cm" fo:text-indent="0cm" style:auto-text-indent="false"/>
    </style:style>
    <style:style style:name="P2" style:family="paragraph" style:parent-style-name="Text_20_body">
      <style:text-properties fo:font-style="normal" fo:font-weight="bold" style:font-style-asian="normal" style:font-weight-asian="bold" style:font-style-complex="normal" style:font-weight-complex="bold"/>
    </style:style>
    <style:style style:name="P3" style:family="paragraph" style:parent-style-name="En_20_résumé">
      <style:text-properties fo:font-weight="bold" style:font-weight-asian="bold" style:font-weight-complex="bold"/>
    </style:style>
    <style:style style:name="P4" style:family="paragraph" style:parent-style-name="Heading_20_1" style:list-style-nam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 style:family="paragraph">
      <style:paragraph-properties style:text-autospace="none">
        <style:tab-stops>
          <style:tab-stop style:position="0.737cm"/>
        </style:tab-stops>
      </style:paragraph-properties>
      <style:text-properties style:use-window-font-color="true" style:text-outline="false" style:text-line-through-style="none" style:font-name="Lucida Grande" fo:font-size="10pt" fo:letter-spacing="normal" fo:font-style="normal" fo:text-shadow="none" style:text-underline-style="none" fo:font-weight="normal" style:letter-kerning="true" style:font-name-asian="Lucida Grande" style:font-size-asian="10pt" style:font-style-asian="normal" style:font-weight-asian="normal" style:font-name-complex="Lucida Grande" style:font-size-complex="10pt" style:font-style-complex="normal" style:font-weight-complex="normal" style:text-emphasize="none" style:text-overline-style="none" style:text-overline-color="font-color"/>
    </style:style>
    <style:style style:name="P8" style:family="paragraph">
      <style:paragraph-properties style:text-autospace="none">
        <style:tab-stops>
          <style:tab-stop style:position="0.737cm"/>
        </style:tab-stops>
      </style:paragraph-properties>
      <style:text-properties style:font-name="Lucida Grande" fo:font-size="12pt" style:font-name-asian="Lucida Grande" style:font-size-asian="10pt" style:font-name-complex="Lucida Grande" style:font-size-complex="10pt"/>
    </style: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color="#008000" fo:font-weight="bold"/>
    </style:style>
    <style:style style:name="T5" style:family="text">
      <style:text-properties fo:color="#008000" fo:font-weight="bold" style:font-weight-asian="normal" style:font-weight-complex="normal"/>
    </style:style>
    <style:style style:name="T6" style:family="text">
      <style:text-properties fo:color="#008000"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style:use-window-font-color="true" style:text-outline="false" style:text-line-through-styl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DejaVu Sans" style:font-size-asian="12pt" style:language-asian="fr" style:country-asian="FR" style:font-style-asian="normal" style:font-weight-asian="normal" style:font-name-complex="DejaVu Sans" style:font-size-complex="12pt" style:language-complex="fr" style:country-complex="FR"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Lucida Grande"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tracked-changes>
        <text:changed-region xml:id="ct384860112" text:id="ct384860112">
          <text:insertion>
            <office:change-info>
              <dc:creator>D B</dc:creator>
              <dc:date>2011-10-11T11:40:00</dc:date>
            </office:change-info>
          </text:insertion>
        </text:changed-region>
        <text:changed-region xml:id="ct384953120" text:id="ct384953120">
          <text:insertion>
            <office:change-info>
              <dc:creator>D B</dc:creator>
              <dc:date>2011-10-11T11:33:00</dc:date>
            </office:change-info>
          </text:insertion>
        </text:changed-region>
        <text:changed-region xml:id="ct487193728" text:id="ct487193728">
          <text:insertion>
            <office:change-info>
              <dc:creator>D B</dc:creator>
              <dc:date>2011-10-11T11:34:00</dc:date>
            </office:change-info>
          </text:insertion>
        </text:changed-region>
        <text:changed-region xml:id="ct487241808" text:id="ct487241808">
          <text:deletion>
            <office:change-info>
              <dc:creator>D B</dc:creator>
              <dc:date>2011-10-11T11:34:00</dc:date>
            </office:change-info>
            <text:p text:style-name="Standard"><text:span text:style-name="T1"><text:s/></text:span></text:p>
          </text:deletion>
        </text:changed-region>
        <text:changed-region xml:id="ct310733728" text:id="ct310733728">
          <text:insertion>
            <office:change-info>
              <dc:creator>D B</dc:creator>
              <dc:date>2011-10-11T11:34:00</dc:date>
            </office:change-info>
          </text:insertion>
        </text:changed-region>
        <text:changed-region xml:id="ct487144656" text:id="ct487144656">
          <text:insertion>
            <office:change-info>
              <dc:creator>D B</dc:creator>
              <dc:date>2011-10-11T11:38:00</dc:date>
            </office:change-info>
          </text:insertion>
        </text:changed-region>
        <text:changed-region xml:id="ct487150432" text:id="ct487150432">
          <text:insertion>
            <office:change-info>
              <dc:creator>D B</dc:creator>
              <dc:date>2011-10-11T11:38:00</dc:date>
            </office:change-info>
          </text:insertion>
        </text:changed-region>
        <text:changed-region xml:id="ct385074032" text:id="ct385074032">
          <text:insertion>
            <office:change-info>
              <dc:creator>D B</dc:creator>
              <dc:date>2011-10-11T11:40:00</dc:date>
            </office:change-info>
          </text:insertion>
        </text:changed-region>
        <text:changed-region xml:id="ct385080832" text:id="ct385080832">
          <text:format-change>
            <office:change-info>
              <dc:creator>D B</dc:creator>
              <dc:date>2011-10-11T11:41: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2. Hello World</text:h>
      <text:p text:style-name="Prérequis_20_et_20_objectifs"><text:span text:style-name="T1">Prérequis </text:span>:</text:p>
      <text:p text:style-name="Prérequis_20_et_20_objectifs"/>
      <text:p text:style-name="Prérequis_20_et_20_objectifs">- Désirer découvrir Python.</text:p>
      <text:p text:style-name="Prérequis_20_et_20_objectifs"/>
      <text:p text:style-name="Prérequis_20_et_20_objectifs"><text:span text:style-name="T1">Objectifs </text:span>: </text:p>
      <text:p text:style-name="Prérequis_20_et_20_objectifs"/>
      <text:p text:style-name="P1"><text:s/>- Installer l'environnement Python.</text:p>
      <text:p text:style-name="P1"><text:s/>- Exécuter des instructions de base dans le shell Python.</text:p>
      <text:h text:style-name="Heading_20_2" text:outline-level="2">Installer Python</text:h>
      <text:p text:style-name="Standard">Python étant un <text:span text:style-name="T1">langage interprété,</text:span> il suffit pour pouvoir l'utiliser d'installer l'interpréteur et la bibliothèque standard. </text:p>
      <text:p text:style-name="Standard"/>
      <text:p text:style-name="Standard">Pour la plupart des versions récentes des systèmes GNU/Linux et Mac, Python est déjà installé par défaut. Vous n'avez rien à faire.</text:p>
      <text:p text:style-name="Standard"/>
      <text:p text:style-name="Standard">Pour les utilisateurs Windows, rendez-vous sur <text:a xlink:type="simple" xlink:href="http://www.python.org/">http://www.python.org</text:a> dans la section « download » pour télécharger l’exécutable d'installation. Le reste ne change pas des installeurs habituels, gardez les réglages proposés par défaut.</text:p>
      <text:p text:style-name="Standard"/>
      <text:p text:style-name="Standard">Choisissez une version inférieure à la version 3, qui n'est pour l'instant pas encore assez répandue. Idéalement la <text:span text:style-name="T1">version 2.6 ou 2.7</text:span><text:note text:id="ftn1" text:note-class="footnote"><text:note-citation>1</text:note-citation><text:note-body><text:p text:style-name="Footnote">Plus de détails sur le choix des versions Python en annexe.<office:annotation><dc:creator>kevin </dc:creator><dc:date>2011-08-15T15:57:42</dc:date><text:p text:style-name="P5"><text:span text:style-name="T8">Ecrire un annexe sur le choix des versions Python</text:span></text:p></office:annotation></text:p></text:note-body></text:note>.<office:annotation><dc:creator>D B</dc:creator><dc:date>2011-10-11T11:33:27</dc:date><text:p text:style-name="P7"><text:span text:style-name="T9">la 3-3-2 est déjà publiée, et considérée comme stable </text:span></text:p><text:p text:style-name="P8"><text:span text:style-name="T9">pourquoi proposer la 2-7 et 2-6 ? Il faudrait déjà proposer la 2-7-2 ou la 3-3-2-2 Non ? Je ne comprend pas trop votre choix</text:span></text:p></office:annotation></text:p>
      <text:h text:style-name="Heading_20_2" text:outline-level="2">Le shell Python</text:h>
      <text:p text:style-name="Text_20_body"><text:span text:style-name="T1">Python vient avec un shell</text:span> de type REPL<text:note text:id="ftn2" text:note-class="footnote"><text:note-citation>2</text:note-citation><text:note-body><text:p text:style-name="Footnote">Read, Evaluate, Print, Loop</text:p></text:note-body></text:note> comme Lisp. On peut le voir comme un équivalent d'<text:span text:style-name="Code">irb</text:span> pour Ruby ou de <text:span text:style-name="Code">php -a.</text:span> Des outils similaires existent pour la plupart des langages qui n'en ont pas à l'origine comme <text:span text:style-name="Code">psh</text:span> pour Perl ou <text:span text:style-name="Code">bsh</text:span> pour Java.</text:p>
      <text:p text:style-name="Text_20_body"><text:span text:style-name="T3">Vous pouvez accéder à toutes les instructions et toutes les bibliothèques Python</text:span> installées sur le système depuis ce shell. <text:s/>C'est le moyen le plus simple de s'essayer à Python : entrez une instruction, appuyez sur <text:span text:style-name="Code">entrée</text:span> et il l’exécute. </text:p>
      <text:p text:style-name="Text_20_body">Nous travaillerons avec lui durant les prochains chapitres. </text:p>
      <text:p text:style-name="Standard"><text:soft-page-break/>Pour le lancer, ouvrez une console et entrez la commande <text:span text:style-name="Code">python</text:span>. Vous verrez apparaître une invite de saisie :</text:p>
      <text:p text:style-name="Code_20_block"><text:span text:style-name="Code"><text:span text:style-name="T5">&gt;&gt;&gt;</text:span></text:span><text:change-start text:change-id="ct384860112"/><text:span text:style-name="Code"><text:span text:style-name="T5"><office:annotation><dc:creator>D B</dc:creator><dc:date>2011-10-11T11:40:10</dc:date><text:p text:style-name="P6"><text:span text:style-name="T9"><text:s/></text:span><text:span text:style-name="T9">python</text:span></text:p><text:p text:style-name="P6"><text:span text:style-name="T9">Python 2.7.2 (v2.7.2:8527427914a2, Jun 11 2011, 14:13:39) </text:span></text:p><text:p text:style-name="P6"><text:span text:style-name="T9">[GCC 4.0.1 (Apple Inc. build 5493)] on darwin</text:span></text:p><text:p text:style-name="P6"><text:span text:style-name="T9">Type "help", "copyright", "credits" or "license" for more information.</text:span></text:p><text:p text:style-name="P6"><text:span text:style-name="T9">&gt;&gt;&gt; </text:span></text:p><text:p text:style-name="P6"><text:span text:style-name="T9"/></text:p><text:p text:style-name="P6"><text:span text:style-name="T9"/></text:p><text:p text:style-name="P6"><text:span text:style-name="T9">est-ce qu’avant les 3 chevrons on a systématiquement ce message ? Si oui, le dire</text:span></text:p></office:annotation></text:span></text:span><text:change-end text:change-id="ct384860112"/></text:p>
      <text:p text:style-name="Text_20_body">Je mettrai la couleur de ce prompt en <text:span text:style-name="T6">vert gras</text:span> dans ce livre pour faciliter la lisibilité, mais ce n'est pas forcément le cas dans votre shell.</text:p>
      <text:p text:style-name="Text_20_body">Saisissez votre premier code Python<text:change-start text:change-id="ct384953120"/> <text:change-end text:change-id="ct384953120"/>:</text:p>
      <text:p text:style-name="Code_20_block"><text:span text:style-name="T4">&gt;&gt;&gt;</text:span> print "Hello, world!"</text:p>
      <text:p text:style-name="Standard">Python ne possède<text:span text:style-name="T1"> pas de commentaires multi</text:span><text:change-start text:change-id="ct487193728"/><text:span text:style-name="T1">-</text:span><text:change-end text:change-id="ct487193728"/><text:change text:change-id="ct487241808"/><text:span text:style-name="T1">lignes</text:span> du style <text:span text:style-name="Code">/* plop */</text:span>. <text:s/><text:span text:style-name="T1">Le signe de commentaire est </text:span><text:span text:style-name="Code"><text:span text:style-name="T1">#</text:span></text:span> comme en script Ba<text:change-start text:change-id="ct310733728"/><office:annotation><dc:creator>D B</dc:creator><dc:date>2011-10-11T11:34:09</dc:date><text:p text:style-name="P6"><text:span text:style-name="T9">en shell Bash plutôt que en script Bash ?</text:span></text:p></office:annotation><text:change-end text:change-id="ct310733728"/>sh, et on peut l'utiliser directement dans le shell :</text:p>
      <text:p text:style-name="Code_20_block"><text:span text:style-name="T4">&gt;&gt;&gt;</text:span> print "Hello, world!" # ceci est un commentaire</text:p>
      <text:p text:style-name="Standard">Toutes les instructions saisies voient leur valeur de retour affichée la ligne suivante. <text:change-start text:change-id="ct487144656"/></text:p>
      <text:p text:style-name="Standard"><text:change-end text:change-id="ct487144656"/>Par exemple, les opérations mathématiques de base peuvent être saisies directement (sans assignation) :</text:p>
      <text:p text:style-name="Code_20_block"><text:span text:style-name="T4">&gt;&gt;&gt;</text:span> 1 + 1 <text:line-break/>2 <text:line-break/><text:span text:style-name="T4">&gt;&gt;&gt;</text:span> 1 – 1 <text:line-break/>0 <text:line-break/><text:span text:style-name="T4">&gt;&gt;&gt;</text:span> 2 * 2 # multiplication<text:line-break/>4 <text:line-break/><text:span text:style-name="T4">&gt;&gt;&gt;</text:span> 4 / 2 # division<text:line-break/>2 </text:p>
      <text:p text:style-name="P3">En résumé : </text:p>
      <text:p text:style-name="En_20_résumé"/>
      <text:p text:style-name="En_20_résumé">Python est un langage interprété disponible en standard sur la plupart des distributions Unix récentes. Sous Windows, l'installeur est disponible sur www.python.org. La version idéale pour suivre ce livre<text:change-start text:change-id="ct487150432"/><office:annotation><dc:creator>D B</dc:creator><dc:date>2011-10-11T11:38:48</dc:date><text:p text:style-name="P6"><text:span text:style-name="T9">à justifier</text:span></text:p></office:annotation><text:change-end text:change-id="ct487150432"/> est la 2.7.</text:p>
      <text:p text:style-name="En_20_résumé"/>
      <text:p text:style-name="En_20_résumé">Tout code Python peut être testé directement dans le shell Python qui est accessible à partir de la commande <text:span text:style-name="Code">python</text:span>. Le résultat d'une instruction s'affiche directement dans le shell.</text:p>
      <text:p text:style-name="En_20_résumé"/>
      <text:p text:style-name="En_20_résumé">Le 'Hello, world' se code sobrement <text:span text:style-name="Code">print "Hello, World</text:span><text:span text:style-name="Code">"</text:span>. </text:p>
      <text:p text:style-name="En_20_résumé"/>
      <text:p text:style-name="En_20_résumé">Il n'y a pas de commentaires multi-lignes, le symbole de commentaire est <text:span text:style-name="Code">#</text:span>.</text:p>
      <text:p text:style-name="En_20_résumé"/>
      <text:p text:style-name="En_20_résumé">Les opérations mathématiques de base utilisent les opérateurs habituels <text:span text:style-name="Code">+</text:span>, <text:span text:style-name="Code">-</text:span>, <text:span text:style-name="Code">*</text:span> et <text:span text:style-name="Code">/</text:span>.</text:p>
      <text:h text:style-name="Heading_20_2" text:outline-level="2">Aller plus loin</text:h>
      <text:p text:style-name="P2"><text:change-start text:change-id="ct385074032"/><office:annotation><dc:creator>D B</dc:creator><dc:date>2011-10-11T11:40:54</dc:date><text:p text:style-name="P6"><text:span text:style-name="T9">ceci peut être dit en préface mais pas ici:-)</text:span></text:p><text:p text:style-name="P6"><text:span text:style-name="T9"/></text:p></office:annotation><text:change-end text:change-id="ct385074032"/>Vous pouvez toujours sauter les sections « Aller plus loin ». Elles ne sont pas nécessaires à la compréhension des chapitres suivant.</text:p>
      <text:p text:style-name="Text_20_body">Le shell Python vient par défaut avec toute installation de base de Python, mais il existe des alternatives très intéressantes. </text:p>
      <text:p text:style-name="Text_20_body">Sous Windows, l'environnement de base vient également avec <text:span text:style-name="T1">IDLE</text:span>, un éditeur de code Python accompagné d'un shell doté d'une coloration syntaxique, de la complétion du code et d'un historique avancé.</text:p>
      <text:p text:style-name="Text_20_body">Si vous avez un peu de temps, vous pouvez vous essayer à <text:span text:style-name="T1">bpython</text:span> et <text:span text:style-name="T1">ipython</text:span>, deux shells Python multi-plateformes <text:change-start text:change-id="ct385080832"/><text:span text:style-name="T7">open source</text:span><text:change-end text:change-id="ct385080832"/> qui offrent aussi la complétion du code, un accès rapide à la documentation du langage et bien d'autres fonctionnalités.</text:p>
      <text:p text:style-name="Text_20_body">Mon shell favori reste ipython car bien que très (très) simple d'utilisation, il possède une pléthore de fonctionnalités optionnelles. Par ailleurs, il est fréquemment intégré dans d'autres produits tels que des débogueurs et des frameworks <text:soft-page-break/>Web.</text:p>
      <text:p text:style-name="Text_20_body">Enfin, sachez que le mot clé <text:span text:style-name="Code">print</text:span> sera remplacé par une fonction de même nom dans Python 3. Cette fonctionnalité a été portée dans Python 2.7, vous pouvez donc remplacer tous les exemples de ce livre utilisant <text:span text:style-name="Code">print</text:span> par <text:span text:style-name="Code">pr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Times" svg:font-family="Times"/>
    <style:font-face style:name="F" svg:font-family="" style:font-family-generic="roman"/>
    <style:font-face style:name="Lucida Grande" svg:font-family="'Lucida Grande'" style:font-family-generic="swiss"/>
    <style:font-face style:name="Ubuntu" svg:font-family="Ubuntu"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fo:font-size="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fo:font-size="12pt" style:font-name-complex="Lucida Sans1"/>
    </style:style>
    <style:style style:name="Heading_20_1" style:display-name="Heading 1" style:family="paragraph" style:parent-style-name="Heading" style:next-style-name="Text_20_body" style:default-outline-level="1" style:class="text" style:master-page-name="">
      <style:paragraph-properties fo:margin-left="0cm" fo:margin-right="2cm" fo:margin-top="4.001cm" fo:margin-bottom="4.001cm" fo:text-align="end" style:justify-single-word="false" fo:text-indent="0cm" style:auto-text-indent="false" style:page-number="auto" fo:break-before="auto" fo:break-after="auto" fo:padding="0cm" fo:border="none" style:shadow="none" fo:keep-with-next="auto" text:number-lines="false" text:line-number="0">
        <style:tab-stops/>
      </style:paragraph-properties>
      <style:text-properties fo:font-size="115%" fo:font-weight="bold" style:font-size-asian="115%" style:font-weight-asian="bold" style:font-size-complex="115%" style:font-weight-complex="bold"/>
    </style:style>
    <style:style style:name="Salutation" style:family="paragraph" style:parent-style-name="Standard" style:class="text">
      <style:paragraph-properties text:number-lines="false" text:line-number="0"/>
    </style:style>
    <style:style style:name="Prérequis_20_et_20_objectifs" style:display-name="Prérequis et objectifs" style:family="paragraph" style:parent-style-name="Salutation" style:class="text" style:master-page-name="">
      <style:paragraph-properties fo:margin-left="0.499cm" fo:margin-right="0cm" fo:keep-together="always" fo:text-indent="0cm" style:auto-text-indent="false" style:page-number="auto" fo:padding="0.25cm" fo:border="0.002cm solid #000000" style:shadow="none" style:join-border="tru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1cm" fo:margin-bottom="1cm" fo:orphans="0" fo:widows="0" style:page-number="auto"/>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de_20_block" style:display-name="Code block" style:family="paragraph" style:parent-style-name="Standard">
      <style:paragraph-properties fo:margin-left="1cm" fo:margin-right="0cm" fo:margin-top="0.4cm" fo:margin-bottom="0.4cm" fo:line-height="100%" fo:text-indent="0cm" style:auto-text-indent="false" style:shadow="none"/>
      <style:text-properties style:font-name="Courier New"/>
    </style:style>
    <style:style style:name="En_20_résumé" style:display-name="En résumé" style:family="paragraph" style:parent-style-name="Prérequis_20_et_20_objectifs" style:master-page-name="">
      <style:paragraph-properties style:page-number="auto" fo:background-color="#e6e6ff" fo:padding="0.45cm" fo:border="0.002cm solid #000000">
        <style:background-image/>
      </style:paragraph-properties>
    </style:style>
    <style:style style:name="Code" style:family="text">
      <style:text-properties style:font-name="Courier New" fo:background-color="#ffffc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 B</meta:initial-creator>
    <meta:creation-date>2011-10-11T10:47:06</meta:creation-date>
    <dc:date>2011-10-11T11:41:24</dc:date>
    <dc:creator>D B</dc:creator>
    <meta:editing-duration>PT15M21S</meta:editing-duration>
    <meta:editing-cycles>2</meta:editing-cycles>
    <meta:generator>OpenOffice.org/3.3$Unix OpenOffice.org_project/330m20$Build-9567</meta:generator>
    <meta:document-statistic meta:table-count="0" meta:image-count="0" meta:object-count="0" meta:page-count="3" meta:paragraph-count="41" meta:word-count="673" meta:character-count="4093"/>
  </office:meta>
</office:document-meta>
</file>